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Andale Mono" svg:font-family="'Andale Mono'" style:font-pitch="fixed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09fceb" officeooo:paragraph-rsid="0009fceb"/>
    </style:style>
    <style:style style:name="P2" style:family="paragraph" style:parent-style-name="Text_20_body">
      <style:text-properties officeooo:rsid="000a10ad" officeooo:paragraph-rsid="000a10ad"/>
    </style:style>
    <style:style style:name="P3" style:family="paragraph" style:parent-style-name="Text_20_body">
      <style:text-properties officeooo:rsid="000b09db" officeooo:paragraph-rsid="000b09db"/>
    </style:style>
    <style:style style:name="P4" style:family="paragraph" style:parent-style-name="Text_20_body" style:list-style-name="L1">
      <style:text-properties officeooo:rsid="000b09db" officeooo:paragraph-rsid="000b09db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officeooo:rsid="000bfd44" officeooo:paragraph-rsid="000bfd44"/>
    </style:style>
    <style:style style:name="P7" style:family="paragraph" style:parent-style-name="Text_20_body">
      <style:text-properties officeooo:rsid="000bfd44" officeooo:paragraph-rsid="000bfd44"/>
    </style:style>
    <style:style style:name="P8" style:family="paragraph" style:parent-style-name="Text_20_body">
      <style:text-properties officeooo:rsid="000d1bb1" officeooo:paragraph-rsid="000d1bb1"/>
    </style:style>
    <style:style style:name="P9" style:family="paragraph" style:parent-style-name="Text_20_body">
      <style:text-properties officeooo:rsid="000dbdb5" officeooo:paragraph-rsid="000dbdb5"/>
    </style:style>
    <style:style style:name="P10" style:family="paragraph" style:parent-style-name="Text_20_body">
      <style:text-properties officeooo:rsid="000ff8c2" officeooo:paragraph-rsid="000ff8c2"/>
    </style:style>
    <style:style style:name="P11" style:family="paragraph" style:parent-style-name="Text_20_body" style:list-style-name="L2">
      <style:text-properties officeooo:rsid="000ff8c2" officeooo:paragraph-rsid="000ff8c2"/>
    </style:style>
    <style:style style:name="P12" style:family="paragraph" style:parent-style-name="Text_20_body" style:list-style-name="L2">
      <style:text-properties fo:font-style="normal" fo:font-weight="normal" officeooo:rsid="000ff8c2" officeooo:paragraph-rsid="000ff8c2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font-style="normal" fo:font-weight="normal" officeooo:rsid="000ff8c2" officeooo:paragraph-rsid="000ff8c2" style:font-style-asian="normal" style:font-weight-asian="normal" style:font-style-complex="normal" style:font-weight-complex="normal"/>
    </style:style>
    <style:style style:name="P14" style:family="paragraph" style:parent-style-name="Text_20_body" style:list-style-name="L3">
      <style:text-properties fo:font-style="italic" fo:font-weight="bold" officeooo:rsid="00105297" officeooo:paragraph-rsid="00105297" style:font-style-asian="italic" style:font-weight-asian="bold" style:font-style-complex="italic" style:font-weight-complex="bold"/>
    </style:style>
    <style:style style:name="P15" style:family="paragraph" style:parent-style-name="Text_20_body" style:list-style-name="L3">
      <style:text-properties fo:font-style="italic" fo:font-weight="bold" officeooo:rsid="0011ef25" officeooo:paragraph-rsid="0011ef25" style:font-style-asian="italic" style:font-weight-asian="bold" style:font-style-complex="italic" style:font-weight-complex="bold"/>
    </style:style>
    <style:style style:name="P16" style:family="paragraph" style:parent-style-name="Text_20_body">
      <style:text-properties officeooo:rsid="00105297" officeooo:paragraph-rsid="00105297"/>
    </style:style>
    <style:style style:name="P17" style:family="paragraph" style:parent-style-name="Header">
      <style:paragraph-properties fo:text-align="center" style:justify-single-word="false"/>
      <style:text-properties fo:font-size="18pt" officeooo:rsid="0009fceb" officeooo:paragraph-rsid="0009fceb" style:font-size-asian="15.75pt" style:font-size-complex="18pt"/>
    </style:style>
    <style:style style:name="P18" style:family="paragraph" style:parent-style-name="Header">
      <style:paragraph-properties fo:text-align="center" style:justify-single-word="false"/>
      <style:text-properties fo:font-size="14pt" officeooo:rsid="0009fceb" officeooo:paragraph-rsid="0009fceb" style:font-size-asian="12.25pt" style:font-size-complex="14pt"/>
    </style:style>
    <style:style style:name="P19" style:family="paragraph" style:parent-style-name="Header">
      <style:paragraph-properties fo:text-align="start" style:justify-single-word="false"/>
      <style:text-properties fo:font-size="11pt" officeooo:rsid="0009fceb" officeooo:paragraph-rsid="0009fceb" style:font-size-asian="11pt" style:font-size-complex="11pt"/>
    </style:style>
    <style:style style:name="P20" style:family="paragraph" style:parent-style-name="Title">
      <style:text-properties officeooo:rsid="0009fceb" officeooo:paragraph-rsid="0009fceb"/>
    </style:style>
    <style:style style:name="P21" style:family="paragraph" style:parent-style-name="Heading_20_1">
      <style:paragraph-properties fo:break-before="page"/>
      <style:text-properties officeooo:rsid="0009fceb" officeooo:paragraph-rsid="0009fceb"/>
    </style:style>
    <style:style style:name="P22" style:family="paragraph" style:parent-style-name="Heading_20_1">
      <style:paragraph-properties fo:break-before="page"/>
      <style:text-properties officeooo:rsid="000a10ad" officeooo:paragraph-rsid="000a10ad"/>
    </style:style>
    <style:style style:name="P23" style:family="paragraph" style:parent-style-name="Heading_20_2">
      <style:paragraph-properties fo:break-before="page"/>
      <style:text-properties officeooo:rsid="000ff8c2" officeooo:paragraph-rsid="000ff8c2"/>
    </style:style>
    <style:style style:name="P24" style:family="paragraph" style:parent-style-name="Heading_20_2">
      <style:text-properties officeooo:rsid="00105297" officeooo:paragraph-rsid="00105297"/>
    </style:style>
    <style:style style:name="P25" style:family="paragraph" style:parent-style-name="Heading_20_2">
      <style:text-properties officeooo:rsid="0011ef25" officeooo:paragraph-rsid="0011ef25"/>
    </style:style>
    <style:style style:name="T1" style:family="text">
      <style:text-properties officeooo:rsid="000a10ad"/>
    </style:style>
    <style:style style:name="T2" style:family="text">
      <style:text-properties officeooo:rsid="000a2d31"/>
    </style:style>
    <style:style style:name="T3" style:family="text">
      <style:text-properties style:font-name="Droid Sans Mono"/>
    </style:style>
    <style:style style:name="T4" style:family="text">
      <style:text-properties style:font-name="Droid Sans Mono" officeooo:rsid="000bfd44"/>
    </style:style>
    <style:style style:name="T5" style:family="text">
      <style:text-properties style:font-name="Droid Sans Mono" officeooo:rsid="000d1bb1"/>
    </style:style>
    <style:style style:name="T6" style:family="text">
      <style:text-properties style:font-name="Droid Sans Mono" officeooo:rsid="000dbdb5"/>
    </style:style>
    <style:style style:name="T7" style:family="text">
      <style:text-properties style:font-name="Droid Sans Mono" officeooo:rsid="000e13da"/>
    </style:style>
    <style:style style:name="T8" style:family="text">
      <style:text-properties style:font-name="Droid Sans Mono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Droid Sans Mono" fo:font-style="normal" style:font-style-asian="normal" style:font-style-complex="normal"/>
    </style:style>
    <style:style style:name="T10" style:family="text">
      <style:text-properties style:font-name="Droid Sans Mono" officeooo:rsid="00105297"/>
    </style:style>
    <style:style style:name="T11" style:family="text">
      <style:text-properties style:font-name="DejaVu Sans Mono"/>
    </style:style>
    <style:style style:name="T12" style:family="text">
      <style:text-properties officeooo:rsid="000bfd44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officeooo:rsid="000bfd44"/>
    </style:style>
    <style:style style:name="T15" style:family="text">
      <style:text-properties style:font-name="Times New Roman" officeooo:rsid="000d1bb1"/>
    </style:style>
    <style:style style:name="T16" style:family="text">
      <style:text-properties style:font-name="Times New Roman" officeooo:rsid="000dbdb5"/>
    </style:style>
    <style:style style:name="T17" style:family="text">
      <style:text-properties style:font-name="Times New Roman" officeooo:rsid="000e13da"/>
    </style:style>
    <style:style style:name="T18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style:font-name="Times New Roman" fo:font-style="italic" style:font-style-asian="italic" style:font-style-complex="italic"/>
    </style:style>
    <style:style style:name="T21" style:family="text">
      <style:text-properties style:font-name="Times New Roman" fo:font-style="italic" officeooo:rsid="0011ef25" style:font-style-asian="italic" style:font-style-complex="italic"/>
    </style:style>
    <style:style style:name="T22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Times New Roman" fo:font-style="normal" style:font-style-asian="normal" style:font-style-complex="normal"/>
    </style:style>
    <style:style style:name="T24" style:family="text">
      <style:text-properties style:font-name="Times New Roman" fo:font-style="normal" officeooo:rsid="0011ef25" style:font-style-asian="normal" style:font-style-complex="normal"/>
    </style:style>
    <style:style style:name="T25" style:family="text">
      <style:text-properties style:font-name="Times New Roman" fo:font-weight="bold" style:font-weight-asian="bold" style:font-weight-complex="bold"/>
    </style:style>
    <style:style style:name="T26" style:family="text">
      <style:text-properties style:font-name="Times New Roman" officeooo:rsid="00105297"/>
    </style:style>
    <style:style style:name="T27" style:family="text">
      <style:text-properties style:font-name="Times New Roman" fo:font-weight="normal" style:font-weight-asian="normal" style:font-weight-complex="normal"/>
    </style:style>
    <style:style style:name="T28" style:family="text">
      <style:text-properties style:font-name="Times New Roman" fo:font-weight="normal" officeooo:rsid="0011ef25" style:font-weight-asian="normal" style:font-weight-complex="normal"/>
    </style:style>
    <style:style style:name="T29" style:family="text">
      <style:text-properties style:font-name="Times New Roman" officeooo:rsid="0011ef2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Inhaltsverzeichnis</text:p>
      <text:p text:style-name="P1"/>
      <text:h text:style-name="P21" text:outline-level="1">1. Projektbeschreibung</text:h>
      <text:p text:style-name="P1">Ziel dieses Projektes ist, eine Anwendung für die Erkennung von Kreisformen innerhalb von Rasterbildern zu Entwickeln. Die Anwendung soll für ein Eingabe-Bild die wahrscheinliche Anzahl der Kreise anzeigen und <text:span text:style-name="T1">auf dem Bild farblich hervorheben. Zusätzlich dazu soll die Anwendung dem Benutzer erlauben, die Parameter der Erkennungs- und Filteralgorithmen anzupassen und die Ergebnisse einer Erkennungsoperation zu speichern. Die Anwendung Unterstützt das Importieren und Exportieren von Bildern in den gängigen Rasterbildformaten (PNG, JPEG, GIF).</text:span></text:p>
      <text:p text:style-name="P2">Für die Realisierung der Benutzungsoberfläche wird das Qt-Framework verwendet.</text:p>
      <text:p text:style-name="P2"/>
      <text:h text:style-name="P22" text:outline-level="1">2. Architektur/Modellierung des Backends</text:h>
      <text:p text:style-name="P2">Da die einzelnen Bearbeitungsschritte sequentiell hintereinander ablaufen, und der Output eines Bearbeitungsschrittes gleichzeitig auch der Input des nächsten Bearbeitungsschrittes ist, <text:span text:style-name="T2">wurde der Backend-Teil der Anwendung als komponierbare Filter-Pipeline modelliert. Diese Modellierung ermöglicht eine einfache, seiteneffektfreie Repräsentation des gesamten Erkennungsablaufs als Komposition einzelner Filterstufen.</text:span></text:p>
      <text:p text:style-name="P3">Die Filterbibliothek (<text:span text:style-name="T3">raster::*</text:span>) setzt sich <text:span text:style-name="T12">zusammen </text:span>aus den folgenden Komponenten:</text:p>
      <text:list xml:id="list6050751331561142543" text:style-name="L1">
        <text:list-item>
          <text:p text:style-name="P4">Die <text:span text:style-name="T11">Matrix</text:span>-Abstraktion für die Repräsentation eines Pixelrasters</text:p>
        </text:list-item>
        <text:list-item>
          <text:p text:style-name="P5">Operationen <text:span text:style-name="T12">und Filterkerne auf </text:span><text:span text:style-name="T4">Matrix</text:span><text:span text:style-name="T14">-Objekte</text:span></text:p>
        </text:list-item>
        <text:list-item>
          <text:p text:style-name="P6">Verknüpfungen (<text:span text:style-name="T3">Map, Translation, Convolution</text:span>), die eine Verknüpfung einer Matrix-Operation/eines Filterkerns mit einer Bildmatrix repräsentieren</text:p>
        </text:list-item>
      </text:list>
      <text:p text:style-name="P7">Die Backend-Frontend-Verknüpfung wird durch eine „Adaptermatrix“ realisiert, die <text:span text:style-name="T3">Matrix</text:span><text:span text:style-name="T13">-Schnittstelle für </text:span><text:span text:style-name="T3">QImage </text:span><text:span text:style-name="T13">implementiert </text:span><text:span text:style-name="T15">und somit die Verwendung der Filterfunktionen auf </text:span><text:span text:style-name="T5">QImage-</text:span><text:span text:style-name="T15">Instanzen ermöglicht.</text:span></text:p>
      <text:p text:style-name="P8"><text:span text:style-name="T13">Um die Laufzeit der Filteralgorithmen zu optimieren, wurde hier auf die dynamische Polymorphie verzichtet. Stattdessen wurden die </text:span><text:span text:style-name="T16">für die statische Polymorphie vorgesehenen </text:span><text:span text:style-name="T13">C++-Sprachkonstrukte </text:span><text:span text:style-name="T16">(Templates, Overloading) verwendet – die Neuerungen von C++11 machen eine solche Vorgehensweise praktikabel ohne die Nachteile, die bei früheren C++-Standards aufgetreten wären. Zurzeit wird </text:span><text:span text:style-name="T6">raster-</text:span><text:span text:style-name="T16">Teilbibliothek nur für die Kantendetektion und die damit verbundenen Filterpässe verwendet, jedoch ist eine Erweiterung und/oder einer anderweitige Nutzung im Kontext einer anderen Anwendung denkbar.</text:span></text:p>
      <text:p text:style-name="P9"><text:span text:style-name="T13">Um die Entkopplung möglichst gering zu halten, wurden die Erkennungsalgorithmen als eigenständige Module entwickelt: Das </text:span><text:span text:style-name="T7">circles::*</text:span><text:span text:style-name="T17">-Modul enthält Plotting- und Hough-Algorithmen für Kreise, und das Modul </text:span><text:span text:style-name="T7">ellipses::*</text:span><text:span text:style-name="T17"> enthält Plotting-Funktionen für Ellipsen sowie eine experimentelle Implementierung eines Ellipsenerkennungsalgorithmus. Genau wie die Raster-Filterbibliothek sind diese Module Template-Basiert und mit üblichen C++-STL Abstraktionen wie Iterators interoperabel.</text:span></text:p>
      <text:h text:style-name="P23" text:outline-level="2"><text:span text:style-name="T17">2.</text:span><text:span text:style-name="T13">1. </text:span><text:span text:style-name="T23">Die</text:span><text:span text:style-name="T13"> </text:span><text:span text:style-name="T9">Matrix</text:span><text:span text:style-name="T13">-</text:span><text:span text:style-name="T23">Abstraktion</text:span></text:h>
      <text:p text:style-name="P10"><text:span text:style-name="T13">Ein Typ </text:span><text:span text:style-name="T18">T </text:span><text:span text:style-name="T22">erfüllt die Voraussetzungen des </text:span><text:span text:style-name="T8">Matrix</text:span><text:span text:style-name="T22">-Konzepts, wenn es die folgenden Operationen im Overload-Set hat:</text:span></text:p>
      <text:list xml:id="list1693705464009989824" text:style-name="L2">
        <text:list-item>
          <text:p text:style-name="P11"><text:span text:style-name="T22">get(</text:span><text:span text:style-name="T18">T,RowT,ColumnT</text:span><text:span text:style-name="T22">) →</text:span><text:span text:style-name="T19"> </text:span><text:span text:style-name="T18">ValueT</text:span></text:p>
        </text:list-item>
        <text:list-item>
          <text:p text:style-name="P12"><text:span text:style-name="T13">set(</text:span><text:span text:style-name="T18">T,RowT,ColumnT,ValueT</text:span><text:span text:style-name="T13">) → </text:span><text:span text:style-name="T18">ValueT</text:span></text:p>
        </text:list-item>
        <text:list-item>
          <text:p text:style-name="P12"><text:span text:style-name="T13">rows(</text:span><text:span text:style-name="T18">T</text:span><text:span text:style-name="T13">) → </text:span><text:span text:style-name="T18">RowT</text:span></text:p>
        </text:list-item>
        <text:list-item>
          <text:p text:style-name="P12"><text:span text:style-name="T13">columns(</text:span><text:span text:style-name="T18">T</text:span><text:span text:style-name="T13">) → </text:span><text:span text:style-name="T18">ColumnT</text:span></text:p>
        </text:list-item>
      </text:list>
      <text:p text:style-name="P13"><text:span text:style-name="T13">Standardmäßig implementiert die </text:span><text:span text:style-name="T3">raster-</text:span><text:span text:style-name="T13">Bibliothek (In </text:span><text:span text:style-name="T20">raster/types/*</text:span><text:span text:style-name="T13">) die Matrix-Operationen für Zweidimensionale-Arrays (</text:span><text:span text:style-name="T25">T[M][N] </text:span><text:span text:style-name="T13">und </text:span><text:span text:style-name="T3">std::array&lt;std::array&lt;T,N&gt;,M&gt;</text:span><text:span text:style-name="T13">), gekapselte Referenzen/Zeiger auf Matrizen (</text:span><text:span text:style-name="T3">std::unique_ptr&lt;T&gt;</text:span><text:span text:style-name="T13">,</text:span><text:span text:style-name="T3"> std::shared_ptr&lt;T&gt;</text:span><text:span text:style-name="T13">,</text:span><text:span text:style-name="T3"> </text:span><text:span text:style-name="T13">…), und für Objekte mit den entsprechenden Member-Methoden (</text:span><text:span text:style-name="T20">raster/types/object.hh</text:span><text:span text:style-name="T13">). Eine </text:span><text:span text:style-name="T26">Typ </text:span><text:span text:style-name="T13">kann als </text:span><text:span text:style-name="T10">Matrix </text:span><text:span text:style-name="T26">verwendet werden, wenn die oben gennaten Funktionen als freie Funktionen, oder alternativ als Member-Funktionen des Typs vorhanden sind.</text:span></text:p>
      <text:h text:style-name="P24" text:outline-level="2"><text:span text:style-name="T13">2.2. </text:span><text:span text:style-name="T9">Matrix</text:span><text:span text:style-name="T23">-Verknüpfungen</text:span></text:h>
      <text:p text:style-name="P16"><text:span text:style-name="T13">In der </text:span><text:span text:style-name="T3">raster-</text:span><text:span text:style-name="T13">Bibliothek werden die Matrixtransformationen als verschiedene „Verknüpfungen“ realisiert. Folgende Verknüpfungsarten können genutzt werden:</text:span></text:p>
      <text:list xml:id="list189696499677750782" text:style-name="L3">
        <text:list-item>
          <text:p text:style-name="P14"><text:span text:style-name="T13">map </text:span><text:span text:style-name="T22">(</text:span><text:span text:style-name="T27">raster/map.hh</text:span><text:span text:style-name="T22">): Verknüpfung einer unären Funktion </text:span><text:span text:style-name="T28">g</text:span><text:span text:style-name="T22"> mit einer Matrix. Die Ergebnismatrix ist die Ergebnis der Anwendung von </text:span><text:span text:style-name="T28">g</text:span><text:span text:style-name="T27"> </text:span><text:span text:style-name="T22">auf jede Zelle der Input-Matrix.</text:span></text:p>
        </text:list-item>
        <text:list-item>
          <text:p text:style-name="P14"><text:span text:style-name="T13">conv </text:span><text:span text:style-name="T22">(</text:span><text:span text:style-name="T27">raster/conv.hh</text:span><text:span text:style-name="T22">): Verknüpfung einer Matrix </text:span><text:span text:style-name="T27">f </text:span><text:span text:style-name="T22">mit einer Kernel-Matrix </text:span><text:span text:style-name="T27">k. </text:span><text:span text:style-name="T22">Die Ergebnismatrix ist die Ergebnis der Faltungsoperation </text:span><text:span text:style-name="T27">(f * </text:span><text:span text:style-name="T28">k</text:span><text:span text:style-name="T27">)</text:span></text:p>
        </text:list-item>
        <text:list-item>
          <text:p text:style-name="P15"><text:span text:style-name="T13">translation</text:span><text:span text:style-name="T22"> (</text:span><text:span text:style-name="T27">raster/translation.hh</text:span><text:span text:style-name="T22">): Verknüpfung einer Matrix </text:span><text:span text:style-name="T27">f </text:span><text:span text:style-name="T22">mit einer ternären Funktion </text:span><text:span text:style-name="T27">g(f,y,x)</text:span><text:span text:style-name="T22">; Ermöglicht die Manipulation der Zugriffe sowie die Rückgabewerte.</text:span></text:p>
        </text:list-item>
      </text:list>
      <text:p text:style-name="P16"><text:span text:style-name="T13">Um die Speichereffizienz zu steigern und eine Form der verzögerten Evaluation („Lazy Evaluation“) zu erlauben, </text:span><text:span text:style-name="T29">wird die Ergebnismatrix beim Aufruf der Verknüpfungsoperation nicht direkt berechnet, sondern Zellenweise beim Aufruf der Zugriffsoperation </text:span><text:span text:style-name="T21">get</text:span><text:span text:style-name="T24">. </text:span></text:p>
      <text:h text:style-name="P25" text:outline-level="2"><text:span text:style-name="T24">2.</text:span><text:span text:style-name="T23">3. Filter-Pipelines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Andale Mono" svg:font-family="'Andale Mono'" style:font-pitch="fixed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officeooo:rsid="0009fceb" officeooo:paragraph-rsid="0009fceb" style:font-size-asian="15.75pt" style:font-size-complex="18pt"/>
    </style:style>
    <style:style style:name="MP2" style:family="paragraph" style:parent-style-name="Header">
      <style:paragraph-properties fo:text-align="center" style:justify-single-word="false"/>
      <style:text-properties fo:font-size="14pt" officeooo:rsid="0009fceb" officeooo:paragraph-rsid="0009fceb" style:font-size-asian="12.25pt" style:font-size-complex="14pt"/>
    </style:style>
    <style:style style:name="MP3" style:family="paragraph" style:parent-style-name="Header">
      <style:paragraph-properties fo:text-align="start" style:justify-single-word="false"/>
      <style:text-properties fo:font-size="11pt" officeooo:rsid="0009fceb" officeooo:paragraph-rsid="0009fceb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eminararbeit zum Semesterprojekt: Zählen von Kreisen</text:p>
        <text:p text:style-name="MP2">Entwicklung von Multimediasystemen</text:p>
        <text:p text:style-name="MP3">Fadi Moukayed / 538502<text:tab/><text:tab/>SS2014</text:p>
        <text:p text:style-name="MP3">Max Jürgens / 540025<text:tab/><text:tab/>Bau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19:47:08.203320535</meta:creation-date>
    <dc:date>2014-08-05T22:25:55.407638762</dc:date>
    <meta:editing-duration>PT50M43S</meta:editing-duration>
    <meta:editing-cycles>2</meta:editing-cycles>
    <meta:generator>LibreOffice/4.1.6.2$Linux_X86_64 LibreOffice_project/410m0$Build-2</meta:generator>
    <meta:document-statistic meta:table-count="0" meta:image-count="0" meta:object-count="0" meta:page-count="4" meta:paragraph-count="31" meta:word-count="536" meta:character-count="4544" meta:non-whitespace-character-count="4045"/>
  </office:meta>
</office:document-meta>
</file>